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9.07cm"/>
    </style:style>
    <style:style style:name="co3" style:family="table-column">
      <style:table-column-properties fo:break-before="auto" style:column-width="13.83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style:font-name-asian="MeiryoKe_Gothic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style:font-name-asian="MeiryoKe_Gothic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style:font-name-asian="MeiryoKe_Goth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style:font-name-asian="MeiryoKe_Gothic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style:font-name-asian="MeiryoKe_Gothic"/>
    </style:style>
    <style:style style:name="ce7" style:family="table-cell" style:parent-style-name="Default">
      <style:table-cell-properties fo:background-color="#b4c7dc" fo:border="0.74pt solid #000000"/>
      <style:text-properties style:font-name="MeiryoKe_Gothic" style:font-name-asian="MeiryoKe_Gothic"/>
    </style:style>
    <style:style style:name="ce8" style:family="table-cell" style:parent-style-name="Default">
      <style:table-cell-properties fo:border="0.74pt solid #000000" style:vertical-align="top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style:font-name-asian="MeiryoKe_Gothic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style:font-name-asian="MeiryoKe_Gothic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E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F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4" table:default-cell-style-name="ce5"/>
        <table:table-column table:style-name="co5" table:number-columns-repeated="16378" table:default-cell-style-name="ce1"/>
        <table:table-row table:style-name="ro1">
          <table:table-cell/>
          <table:table-cell table:style-name="ce2"/>
          <table:table-cell table:style-name="ce6" table:number-columns-repeated="2"/>
          <table:table-cell table:style-name="ce9"/>
          <table:table-cell table:style-name="ce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内容</text:p>
          </table:table-cell>
          <table:table-cell table:style-name="ce7" office:value-type="string" calcext:value-type="string">
            <text:p>手順・補足</text:p>
          </table:table-cell>
          <table:table-cell table:style-name="ce10" office:value-type="string" calcext:value-type="string">
            <text:p>優先度</text:p>
          </table:table-cell>
          <table:table-cell table:style-name="ce3" office:value-type="string" calcext:value-type="string">
            <text:p>状況</text:p>
          </table:table-cell>
          <table:table-cell table:style-name="ce3" office:value-type="string" calcext:value-type="string">
            <text:p>起票日</text:p>
          </table:table-cell>
          <table:table-cell table:style-name="ce3" office:value-type="string" calcext:value-type="string">
            <text:p>完了日</text:p>
          </table:table-cell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2" calcext:value-type="date">
            <text:p>2025/05/02</text:p>
          </table:table-cell>
          <table:table-cell table:style-name="ce14" office:value-type="date" office:date-value="2025-05-03" calcext:value-type="date">
            <text:p>2025/05/03</text:p>
          </table:table-cell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サンカクマン、シカクマンが岩の上に現れない</text:p>
            <text:p/>
          </table:table-cell>
          <table:table-cell table:style-name="ce8" office:value-type="string" calcext:value-type="string">
            <text:p>多分英語対応のせい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H184">
            <calcext:condition calcext:apply-style-name="Good" calcext:value="formula-is([$Sheet1.$F3]=&quot;修正済み&quot;)" calcext:base-cell-address="Sheet1.B3"/>
          </calcext:conditional-format>
          <calcext:conditional-format calcext:target-range-address="Sheet1.B3:Sheet1.H184">
            <calcext:condition calcext:apply-style-name="Bad" calcext:value="formula-is([$Sheet1.$F3]=&quot;対応中&quot;)" calcext:base-cell-address="Sheet1.B3"/>
          </calcext:conditional-format>
          <calcext:conditional-format calcext:target-range-address="Sheet1.B3:Sheet1.H184">
            <calcext:condition calcext:apply-style-name="Bad" calcext:value="formula-is([$Sheet1.$F3]=&quot;未着手&quot;)" calcext:base-cell-address="Sheet1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00/00/00</text:date>, <text:time style:data-style-name="N2" text:time-value="15:57:32.28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3T16:01:58.854000000</dc:date>
    <meta:editing-duration>PT35M46S</meta:editing-duration>
    <meta:editing-cycles>9</meta:editing-cycles>
    <meta:generator>LibreOffice/24.8.6.2$Windows_X86_64 LibreOffice_project/6d98ba145e9a8a39fc57bcc76981d1fb1316c60c</meta:generator>
    <meta:document-statistic meta:table-count="1" meta:cell-count="218" meta:object-count="0"/>
  </office:meta>
</office:document-meta>
</file>